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508cm" fo:margin-bottom="0.508cm" style:contextual-spacing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12cm" style:contextual-spacing="false" fo:orphans="2" fo:widows="2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212cm" style:contextual-spacing="false" fo:orphans="2" fo:widows="2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P7" style:family="paragraph" style:parent-style-name="Text_20_body" style:list-style-name="L3">
      <style:paragraph-properties fo:margin-top="0cm" fo:margin-bottom="0.212cm" style:contextual-spacing="false" fo:orphans="2" fo:widows="2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P9" style:family="paragraph" style:parent-style-name="Text_20_body" style:list-style-name="L4">
      <style:paragraph-properties fo:margin-top="0cm" fo:margin-bottom="0.212cm" style:contextual-spacing="false" fo:orphans="2" fo:widows="2" fo:padding="0cm" fo:border="none"/>
      <style:text-properties fo:font-variant="normal" fo:text-transform="none" fo:color="#1f1f1f" loext:opacity="100%" style:font-name="Google Sans" fo:font-size="9.60000038146973pt" fo:letter-spacing="normal" fo:font-style="normal" fo:font-weight="normal"/>
    </style:style>
    <style:style style:name="T1" style:family="text">
      <style:text-properties fo:font-variant="normal" fo:text-transform="none" fo:color="#1f1f1f" loext:opacity="100%" style:font-name="Google Sans" fo:font-size="9.60000038146973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Sub-Task 3: Key Findings and Data Augmentation Suggestions</text:span></text:span></text:p>
      <text:p text:style-name="P1"><text:span text:style-name="Strong_20_Emphasis"><text:span text:style-name="T1">Key Findings:</text:span></text:span></text:p>
      <text:list xml:id="list853990795" text:style-name="L1">
        <text:list-item>
          <text:p text:style-name="P2">Price sensitivity is somewhat correlated with churn. Customers who are more price-sensitive are more likely to churn.</text:p>
        </text:list-item>
        <text:list-item>
          <text:p text:style-name="P3">Other factors that may be correlated with churn include usage, sign up date, and forecasted usage.</text:p>
        </text:list-item>
      </text:list>
      <text:p text:style-name="P1"><text:span text:style-name="Strong_20_Emphasis"><text:span text:style-name="T1">Data Augmentation Suggestions:</text:span></text:span></text:p>
      <text:list xml:id="list1584656685" text:style-name="L2">
        <text:list-item>
          <text:p text:style-name="P4">The client should provide data on customer demographics, such as age, gender, and location.</text:p>
        </text:list-item>
        <text:list-item>
          <text:p text:style-name="P5">The client should provide data on customer behavior, such as website visits, app usage, and customer support interactions.</text:p>
        </text:list-item>
        <text:list-item>
          <text:p text:style-name="P5">The client should provide data on competitor pricing.</text:p>
        </text:list-item>
      </text:list>
      <text:p text:style-name="P1"><text:span text:style-name="Strong_20_Emphasis"><text:span text:style-name="T1">Open Source Datasets:</text:span></text:span></text:p>
      <text:list xml:id="list3354951383" text:style-name="L3">
        <text:list-item>
          <text:p text:style-name="P6">The Telco Customer Churn dataset from Kaggle</text:p>
        </text:list-item>
        <text:list-item>
          <text:p text:style-name="P7">The Customer Churn Prediction dataset from UCI Machine Learning Repository</text:p>
        </text:list-item>
      </text:list>
      <text:p text:style-name="P1"><text:span text:style-name="Strong_20_Emphasis"><text:span text:style-name="T1">Suggestions for Visualizing Data:</text:span></text:span></text:p>
      <text:list xml:id="list2252595020" text:style-name="L4">
        <text:list-item>
          <text:p text:style-name="P8">Use histograms to visualize the distribution of variables.</text:p>
        </text:list-item>
        <text:list-item>
          <text:p text:style-name="P9">Use boxplots to visualize the median and quartiles of variables.</text:p>
        </text:list-item>
        <text:list-item>
          <text:p text:style-name="P9">Use scatter plots to visualize the relationship between two variabl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0:44:24.729912259</meta:creation-date>
    <dc:date>2023-11-07T00:46:40.043216210</dc:date>
    <meta:editing-duration>PT2M16S</meta:editing-duration>
    <meta:editing-cycles>1</meta:editing-cycles>
    <meta:document-statistic meta:table-count="0" meta:image-count="0" meta:object-count="0" meta:page-count="1" meta:paragraph-count="15" meta:word-count="148" meta:character-count="956" meta:non-whitespace-character-count="833"/>
    <meta:generator>LibreOffice/7.3.7.2$Linux_X86_64 LibreOffice_project/30$Build-2</meta:generator>
  </office:meta>
</office:document-meta>
</file>